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riable</text:p>
          </table:table-cell>
          <table:table-cell office:value-type="string" calcext:value-type="string">
            <text:p>coinmktcap</text:p>
          </table:table-cell>
          <table:table-cell office:value-type="string" calcext:value-type="string">
            <text:p>geck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t cap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ume 24hr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lating suppl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suppl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con price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coin RO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kt rank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time high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time low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 week high/lo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0 day high/lo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0 day high/lo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 day high/low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 hr high/low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terday high/lo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sterday open/clos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sterday chang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sterday volum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tcap dominance</text:p>
          </table:table-cell>
          <table:table-cell/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31:43.328609038</meta:creation-date>
    <dc:date>2020-10-21T12:49:34.499762277</dc:date>
    <meta:editing-duration>PT20H7M41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